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PIRA ALVAREZ, JOEL ABRAH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PIRA ALVAREZ, JOEL ABRAH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057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71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61168158</text:p>
          </table:table-cell>
          <table:table-cell table:style-name="Tabla2.A2" office:value-type="string">
            <text:p text:style-name="P9">477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VARGA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50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